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ageKey.equals( Object obj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ImageKey.hashCod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mageKey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Key.ImageKey( String uri , ImageFlavor flavo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